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9a3d5"/>
    </style:style>
    <style:style style:name="P2" style:family="paragraph" style:parent-style-name="Standard">
      <style:text-properties officeooo:rsid="0019a3d5" officeooo:paragraph-rsid="0019a3d5"/>
    </style:style>
    <style:style style:name="T1" style:family="text">
      <style:text-properties officeooo:rsid="0019a3d5"/>
    </style:style>
    <style:style style:name="T2" style:family="text">
      <style:text-properties officeooo:rsid="001ba00d"/>
    </style:style>
    <style:style style:name="T3" style:family="text">
      <style:text-properties officeooo:rsid="001eee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cription of the Interpolation module.</text:p>
      <text:p text:style-name="P2">This module consists of a single thread (interpolate) which is responsible for the bilinear interpolation of the fictional pixel. On the rising edge of the system clock, and when the input pixels(pixel_0, pixel_1, pixel_2, pixel_3, dx, dy ) are declared as valid (pixel_<text:span text:style-name="T3">in</text:span>_valid), the interpolated value is outputed ( pixel_out ) along with a signal that defines it's value as valid (pixel_out_valid). This operation is performed at the rate of 100mhz*. <text:s/></text:p>
      <text:p text:style-name="P2"/>
      <text:p text:style-name="P2"/>
      <text:p text:style-name="P1"><text:span text:style-name="T1">*An alterative implementation that </text:span><text:span text:style-name="T2">was considered and tested was that of a module that accumulates partial results of the interpolation and creates an outputed pixel at the rate of 25mhz. This architecture is quite convenient since it only requires one inputed pixel at each rising edge of the clock. This fact could lead to a less costly and compact design of the coprocessor.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d </meta:initial-creator>
    <meta:creation-date>2011-06-26T19:51:47</meta:creation-date>
    <dc:date>2011-06-26T22:22:40</dc:date>
    <dc:creator>Ted </dc:creator>
    <meta:editing-duration>PT00H10M15S</meta:editing-duration>
    <meta:editing-cycles>3</meta:editing-cycles>
    <meta:generator>OpenOffice.org/3.2$Unix OpenOffice.org_project/320m19$Build-9505</meta:generator>
    <meta:document-statistic meta:table-count="0" meta:image-count="0" meta:object-count="0" meta:page-count="1" meta:paragraph-count="3" meta:word-count="139" meta:character-count="874"/>
  </office:meta>
</office:document-meta>
</file>